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11.59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romotion code</text:p>
          </table:table-cell>
          <table:table-cell table:style-name="ce1" office:value-type="string">
            <text:p>usage (uniq)</text:p>
          </table:table-cell>
          <table:table-cell table:style-name="ce1" office:value-type="string">
            <text:p>avg order sum</text:p>
          </table:table-cell>
          <table:table-cell table:style-name="ce1" office:value-type="string">
            <text:p>discount value</text:p>
          </table:table-cell>
          <table:table-cell table:style-name="ce1" office:value-type="string">
            <text:p>active</text:p>
          </table:table-cell>
          <table:table-cell table:style-name="ce1" office:value-type="string">
            <text:p>notiffy</text:p>
          </table:table-cell>
          <table:table-cell table:style-name="ce1" office:value-type="string">
            <text:p>actions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>
            <text:p>Krzysztof Kotlarski - staff code - 2015/0935 GBP</text:p>
          </table:table-cell>
          <table:table-cell table:style-name="ce2" office:value-type="string">
            <text:p>ryip34tqju4qci</text:p>
          </table:table-cell>
          <table:table-cell table:style-name="ce4">
            <draw:frame table:end-cell-address="Sheet1.C2" table:end-x="0.422cm" table:end-y="0.422cm" draw:z-index="0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5/08 - 35 - GBP</text:p>
          </table:table-cell>
          <table:table-cell table:style-name="ce2" office:value-type="string">
            <text:p>e21tw44l8l5nje</text:p>
          </table:table-cell>
          <table:table-cell table:style-name="ce4">
            <draw:frame table:end-cell-address="Sheet1.C3" table:end-x="0.422cm" table:end-y="0.422cm" draw:z-index="1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– 2015/07 - 35 GBP</text:p>
          </table:table-cell>
          <table:table-cell table:style-name="ce2" office:value-type="string">
            <text:p>b095rn3rlyhskr</text:p>
          </table:table-cell>
          <table:table-cell table:style-name="ce4">
            <draw:frame table:end-cell-address="Sheet1.C4" table:end-x="0.422cm" table:end-y="0.422cm" draw:z-index="2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5/06 - 35 GBP</text:p>
          </table:table-cell>
          <table:table-cell table:style-name="ce2" office:value-type="string">
            <text:p>tdw21bnuhqo1</text:p>
          </table:table-cell>
          <table:table-cell table:style-name="ce4">
            <draw:frame table:end-cell-address="Sheet1.C5" table:end-x="0.422cm" table:end-y="0.422cm" draw:z-index="3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5/05</text:p>
          </table:table-cell>
          <table:table-cell table:style-name="ce2" office:value-type="string">
            <text:p>t33b4jyyamypqu</text:p>
          </table:table-cell>
          <table:table-cell table:style-name="ce4">
            <draw:frame table:end-cell-address="Sheet1.C6" table:end-x="0.422cm" table:end-y="0.422cm" draw:z-index="4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5/02</text:p>
          </table:table-cell>
          <table:table-cell table:style-name="ce2" office:value-type="string">
            <text:p>6ecg1kvnhas1oy</text:p>
          </table:table-cell>
          <table:table-cell table:style-name="ce4">
            <draw:frame table:end-cell-address="Sheet1.C7" table:end-x="0.422cm" table:end-y="0.422cm" draw:z-index="5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4/12</text:p>
          </table:table-cell>
          <table:table-cell table:style-name="ce2" office:value-type="string">
            <text:p>krzkotstaff121435azg</text:p>
          </table:table-cell>
          <table:table-cell table:style-name="ce4">
            <draw:frame table:end-cell-address="Sheet1.C8" table:end-x="0.422cm" table:end-y="0.422cm" draw:z-index="6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2014/11</text:p>
          </table:table-cell>
          <table:table-cell table:style-name="ce2" office:value-type="string">
            <text:p>KrzKot1114neul</text:p>
          </table:table-cell>
          <table:table-cell table:style-name="ce4">
            <draw:frame table:end-cell-address="Sheet1.C9" table:end-x="0.422cm" table:end-y="0.422cm" draw:z-index="7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4/09</text:p>
          </table:table-cell>
          <table:table-cell table:style-name="ce2" office:value-type="string">
            <text:p>krzysztof_kotlarski_yawr#qvn7u~osy5_35_gbp_2014/09_staff_code</text:p>
          </table:table-cell>
          <table:table-cell table:style-name="ce4">
            <draw:frame table:end-cell-address="Sheet1.C10" table:end-x="0.422cm" table:end-y="0.422cm" draw:z-index="8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2014/08</text:p>
          </table:table-cell>
          <table:table-cell table:style-name="ce2" office:value-type="string">
            <text:p>krzysztof kotlarski_2014/08_35_h`z&amp;4yh`4k|?|7/.33h`</text:p>
          </table:table-cell>
          <table:table-cell table:style-name="ce4">
            <draw:frame table:end-cell-address="Sheet1.C11" table:end-x="0.422cm" table:end-y="0.422cm" draw:z-index="9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taff Code - 2014/07 - Krzysztof Kotlarski</text:p>
          </table:table-cell>
          <table:table-cell table:style-name="ce2" office:value-type="string">
            <text:p>81ar8sz1wt8wq8x4tizl_krzysztof_kotlarski_2014_07</text:p>
          </table:table-cell>
          <table:table-cell table:style-name="ce4">
            <draw:frame table:end-cell-address="Sheet1.C12" table:end-x="0.422cm" table:end-y="0.422cm" draw:z-index="10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taff Code - 2014/06 - Krzysztof Kotlarski</text:p>
          </table:table-cell>
          <table:table-cell table:style-name="ce2" office:value-type="string">
            <text:p>qy0xvkj7tqkysoq5vvteg4qwp_krzysztof_kotlarski_2014/06</text:p>
          </table:table-cell>
          <table:table-cell table:style-name="ce4">
            <draw:frame table:end-cell-address="Sheet1.C13" table:end-x="0.422cm" table:end-y="0.422cm" draw:z-index="11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rzysztof Kotlarski - staff code - 2014/05</text:p>
          </table:table-cell>
          <table:table-cell table:style-name="ce2" office:value-type="string">
            <text:p>kblkpag1kx60kasi8tr68nb1m</text:p>
          </table:table-cell>
          <table:table-cell table:style-name="ce4">
            <draw:frame table:end-cell-address="Sheet1.C14" table:end-x="0.422cm" table:end-y="0.422cm" draw:z-index="12" draw:name="http://www.paker.co.uk/_admin/templates/img/delete.gif" draw:style-name="gr1" draw:text-style-name="P1" svg:width="0.422cm" svg:height="0.422cm" svg:x="0cm" svg:y="0cm">
              <draw:image xlink:href="http://www.paker.co.uk/_admin/templates/img/delete.gif" xlink:type="simple" xlink:show="embed" xlink:actuate="onLoad">
                <text:p/>
              </draw:image>
            </draw:frame>
          </table:table-cell>
          <table:table-cell table:style-name="ce2" office:value-type="string">
            <text:p> </text:p>
          </table:table-cell>
          <table:table-cell table:style-name="ce2" office:value-type="string">
            <text:p>35 GBP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rtur_Szulczewski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08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18:31.47</meta:creation-date>
    <dc:date>2015-10-27T08:27:19.81</dc:date>
    <meta:editing-duration>PT8M48S</meta:editing-duration>
    <meta:editing-cycles>1</meta:editing-cycles>
    <meta:document-statistic meta:table-count="3" meta:cell-count="86" meta:object-count="13"/>
    <meta:generator>OpenOffice/4.1.1$Win32 OpenOffice.org_project/411m6$Build-9775</meta:generator>
  </office:meta>
</office:document-meta>
</file>